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eorgia" svg:font-family="Georgia"/>
    <style:font-face style:name="Georgia Bold Italic" svg:font-family="'Georgia Bold Italic'"/>
    <style:font-face style:name="Tahoma1" svg:font-family="Tahoma"/>
    <style:font-face style:name="Times New Roman" svg:font-family="'Times New Roman'" style:font-family-generic="roman" style:font-pitch="variable"/>
    <style:font-face style:name="Arial"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margin-left="0in" fo:margin-right="0in" fo:line-height="200%" fo:text-indent="0.5in" style:auto-text-indent="false"/>
      <style:text-properties style:font-name="Times New Roman"/>
    </style:style>
    <style:style style:name="P3" style:family="paragraph" style:parent-style-name="Standard">
      <style:paragraph-properties fo:margin-left="0in" fo:margin-right="0in" fo:line-height="100%" fo:text-align="end" style:justify-single-word="false" fo:text-indent="0.5in" style:auto-text-indent="false"/>
      <style:text-properties style:font-name="Times New Roman"/>
    </style:style>
    <style:style style:name="P4" style:family="paragraph" style:parent-style-name="Standard">
      <style:paragraph-properties fo:margin-left="0in" fo:margin-right="0in" fo:line-height="200%" fo:text-indent="0in" style:auto-text-indent="false"/>
    </style:style>
    <style:style style:name="P5" style:family="paragraph" style:parent-style-name="Standard">
      <style:paragraph-properties fo:margin-left="0in" fo:margin-right="0in" fo:line-height="200%" fo:text-indent="0in" style:auto-text-indent="false" fo:break-before="page"/>
    </style:style>
    <style:style style:name="T1" style:family="text">
      <style:text-properties fo:font-weight="bold"/>
    </style:style>
    <style:style style:name="T2" style:family="text">
      <style:text-properties style:font-weight-asian="bold"/>
    </style:style>
    <style:style style:name="T3" style:family="text">
      <style:text-properties style:font-weight-complex="bold"/>
    </style:style>
    <style:style style:name="T4" style:family="text">
      <style:text-properties fo:font-size="14pt"/>
    </style:style>
    <style:style style:name="T5" style:family="text">
      <style:text-properties fo:font-size="14pt" fo:font-weight="bold" style:font-size-asian="14pt" style:font-weight-asian="bold" style:font-size-complex="14pt" style:font-weight-complex="bold"/>
    </style:style>
    <style:style style:name="T6" style:family="text">
      <style:text-properties style:font-size-asian="14pt"/>
    </style:style>
    <style:style style:name="T7" style:family="text">
      <style:text-properties style:font-size-complex="14pt"/>
    </style:style>
    <style:style style:name="T8" style:family="text">
      <style:text-properties style:font-name="Times New Roman" fo:font-weight="bold" style:font-weight-asian="bold" style:font-weight-complex="bold"/>
    </style:style>
    <style:style style:name="T9" style:family="text">
      <style:text-properties style:font-name="Times New Roman" fo:font-size="13pt" fo:font-weight="bold" style:font-size-asian="13pt" style:font-weight-asian="bold" style:font-size-complex="13pt" style:font-weight-complex="bold"/>
    </style:style>
    <style:style style:name="T10" style:family="text">
      <style:text-properties fo:font-size="16pt"/>
    </style:style>
    <style:style style:name="T11" style:family="text">
      <style:text-properties fo:font-size="16pt" fo:font-weight="bold" style:font-size-asian="16pt" style:font-weight-asian="bold" style:font-size-complex="16pt" style:font-weight-complex="bold"/>
    </style:style>
    <style:style style:name="T12" style:family="text">
      <style:text-properties style:font-size-asian="16pt"/>
    </style:style>
    <style:style style:name="T13" style:family="text">
      <style:text-properties style:font-size-complex="16pt"/>
    </style:style>
    <style:style style:name="T14" style:family="text">
      <style:text-properties fo:font-size="13pt"/>
    </style:style>
    <style:style style:name="T15" style:family="text">
      <style:text-properties style:font-size-asian="13pt"/>
    </style:style>
    <style:style style:name="T16" style:family="text">
      <style:text-properties style:font-size-complex="13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m Visher</text:p>
      <text:p text:style-name="P3">CMSCU 310</text:p>
      <text:p text:style-name="P3">Literature Review</text:p>
      <text:p text:style-name="P3">Due Date: 5-12-08</text:p>
      <text:p text:style-name="P4"><text:span text:style-name="T11"/></text:p>
      <text:p text:style-name="P4"><text:span text:style-name="T11">Background/History</text:span></text:p>
      <text:p text:style-name="P4"><text:span text:style-name="T5">Introduction</text:span></text:p>
      <text:p text:style-name="P2">The road to Cloud Computing is somewhat cyclical. <text:s/>While the technologies that have developed recently and become widespread are new, the concepts are actually nearly as old as computing, or at the very least networked computing, itself. <text:s/>To begin with, the principles of Cloud Computing have their roots in the Time Sharing Computing Model (TSCM) which was pioneered by [pioneer] at MIT. [citation] <text:s/>The lack of widely available high-speed Internet access made the viability and applicability of this model short-lived but times have begun to change. <text:s/>This section will cover in some detail the TSCM and its applicability to the investigation here-in.</text:p>
      <text:p text:style-name="P2">Second, mobile computing has developed greatly within the past decade. <text:s/>Technological developments have created smaller computers that are able to consume less power to do more work. <text:s/>Also, high-speed wireless networking has become widely available in a variety of places from McDonalds to LAX. <text:s/>At the same time, advances in mobile power had reached something of a plateau. <text:s/>This section will cover the development of mobile power as it pertains to the adoption of Cloud Computing as the preferred model.</text:p>
      <text:p text:style-name="P2">Third, this section will cover the beginnings of Cloud Computing. <text:s/>What is Cloud Computing? <text:s/>What bodies or corporations were central to its development? <text:s/>These questions will be answered in this section.</text:p>
      <text:p text:style-name="P4"><text:span text:style-name="T5"/></text:p>
      <text:p text:style-name="P5"><text:span text:style-name="T5">Topics Specific to the Paper</text:span></text:p>
      <text:p text:style-name="P4">Time-Sharing Computing Model</text:p>
      <text:p text:style-name="P4">Description and Relevance</text:p>
      <text:p text:style-name="P2">The first time-sharing computing system showed up at MIT in 1961. <text:s/>"A time-sharing computer was one organized so that it could be used simultaneously by many users, each person having the illusion of being the sole user of the system—which, in effect, became his or her personal machine" (Campbell-Kelly, 2004). <text:s/>Prior to the creation of time-sharing systems, the only way a computer could be efficiently used was through the batch processing model which required users to submit their work to a computer center where operators would decide how to keep the computer busy through efficiently scheduling the separate tasks. <text:s/>It did keep the computers busy, but it was a difficult way to use the system because there was no immediate feedback to your actions. <text:s/>The solution was proposed by a British Computer scientist named Christopher Strachey in 1959 and by John McCarthy at MIT around the same time: Allow multiple users to interact with a single mainframe computer through access terminals, using the time that they weren't directly using the CPU to process other people's jobs (Campbell-Kelly, 2004). <text:s/>Today, all systems are in theory able to be used by multiple users at once over a network, but the practice is different because the computers are designed to be used by a single person with direct access to the machine. <text:s/></text:p>
      <text:p text:style-name="P2">This is relevant to the topic of Cloud Computing and Ultramoblie PC development because Cloud Computing is really a rehashing of the old computing-as-utility model that developed because of advances in time-sharing. <text:s/>Until computers could be accessed by multiple users over a diverse geographical area, there was no way for computer utilities to exist. <text:s/>However, other developments would have to happen before this model would become obsolete and then viable again.</text:p>
      <text:p text:style-name="P4"><text:span text:style-name="T8"/></text:p>
      <text:p text:style-name="P5"><text:span text:style-name="T8">Different Time Sharing Systems (TSS) and Their Characteristics</text:span></text:p>
      <text:p text:style-name="P2">Several TSS were developed in the 1960s, which was the heyday of the time-sharing computing model. <text:s/>The first was the Compatible Time-Sharing System (CTSS) developed at MIT under the guidance of Robert Fano and Fernando Corbato, which is considered to have been a proof of concept of sorts but never was acceptable for whole-sale public consumption. <text:s/>It only allowed for 3 users to be signed on at one time and was difficult to use given that it required you to learn a language like FORTRAN which was of course acceptable in academia but was too much to ask of a normal human being (Campbell-Kelly, 2004). <text:s/>The best known early system was the Dartmouth Time-Sharing System (DTSS). <text:s/>It allowed for 30 concurrent users and made the important jump to the brand new BASIC programming language which for the first time allowed the masses to write their own programs to accomplish their information processing needs. <text:s/>Finally, a system called Multics was developed at MIT in conjunction with General Electric and Bell Labs. <text:s/>Multics could support 300 concurrent users and also used the BASIC language as well as allowing for programming in other languages (Levy, 1994). <text:s/>Multics (and later Unix) is what allowed the Computer Utility to take flight. </text:p>
      <text:p text:style-name="P4"><text:span text:style-name="T8">Rise of the PC and the Death of Time Sharing</text:span></text:p>
      <text:p text:style-name="P2">Several factors contributed to the eventual collapse of the computer-as-utility model. <text:s/>First, Grosch's Law became obsolete for the average computer user. <text:s/>Grosch's law states that a computers power varies as a square of its price. <text:s/>Because of this, it is more economical to have 25 people using a $1,000,000 machine rather than giving each individual a $200,000 machine. <text:s/>Fortunately, hardware costs plummeted and made it possible to own a computer that was powerful enough to do anything you wanted and could be accessed only by you. <text:s/>While Grosch's law holds true to this day, at the time it simply didn't matter (Campbell-Kelly, 2004).</text:p>
      <text:p text:style-name="P2">The reason that it no longer mattered was two-fold. <text:s/>First, technological developments outside of the computer industry proper allowed for the creation of computers that dwarfed the computational power of older machines and did it at a fraction of the cost. <text:s/>The transition was from Vacuum Tubes down to Discrete Transistors and finally into Integrated Circuits. <text:s/>Each down-step brought greater computational potential and reduced costs. <text:s/>At the end of the 1960s, it was possible to buy a time-sharing system using something like Unix for its OS for a reasonable price and maintain control of it locally. <text:s/>The reason this was so attractive is the other side of the issue (Campbell-Kelly, 2004).</text:p>
      <text:p text:style-name="P2">Simply put, the corporations working so hard to deliver computer-as-utility could not put the software together to run their concept. <text:s/>There was substantial interest, but after years of development a working system had not been expressed yet. <text:s/>Eventually, GE pulled out of the industry altogether, believing that the software problem could not be solved. <text:s/>IBM foundered for years with it's 360 series of computers. <text:s/>At the same time, a free OS named Unix which grew out of the Multics effort was made available to power the smaller machines that were being built with new Integrated Circuit technology. <text:s/>That software actually worked and was extremely solid. <text:s/>The trend of reducing the cost of the hardware for doing ever increasingly complex calculations has continued under Moore's Law till now (Campbell-Kelly, 2004). <text:s/>It has only been recently that the demand for computing power has once again opened the door for computing-as-utility.</text:p>
      <text:p text:style-name="P4"><text:span text:style-name="T9">Rechargeable Batteries</text:span></text:p>
      <text:p text:style-name="P4"><text:span text:style-name="T8">Description and Relevance</text:span></text:p>
      <text:p text:style-name="P2">There is one main strain of research regarding batteries for mobile computing and other such devices: Lithium-Ion Technology. <text:s/>Lithium-Ion technology was first proposed by M. S. Whittingham while he was at Exxon in 1976 (Whittingham). <text:s/>At the time, the advance was revolutionary, allowing for a highly configurable battery shape which made it's applicability in the mobile electronics market very extensive and reducing the battery 'bleed' effect where a rechargeable battery will slowly loose its charge in storage. <text:s/>In fact, Lithium-Ion batteries do not exhibit this effect at all, but they do age at a predetermined rate regardless of use, slowly reducing their ability to hold a charge. <text:s/></text:p>
      <text:p text:style-name="P4"><text:span text:style-name="T8"/></text:p>
      <text:p text:style-name="P5"><text:span text:style-name="T8">Relevant Mobile Computing Battery Research</text:span></text:p>
      <text:p text:style-name="P2">Advances in Lithium-Ion Battery technology are primarily in 3 areas. <text:s/>The first is in the area of safety. <text:s/>The materials recommended by Whittingham were titanium sulfide and lithium metal. <text:s/>It turned out that batteries using lithium metal are extremely dangerous. <text:s/>The first advances were in the material used. <text:s/>If you forgo the use of lithium metal in favor of another material that contains lithium ions, you get a much more stable battery [citation]. <text:s/>Second, the composition of the materials (known as the anode and the cathode) is being changed experimentally to increase the amount of cycles the battery has and to improve its power output [citation]. <text:s/>Finally, advances have been made in the structure of the anode and cathode to allow for greater surface area. <text:s/>This allows for the battery to have a higher capacity, as the surface area of the structure of the lithium materials is the primary barrier to higher capacity batteries [citation].</text:p>
      <text:p text:style-name="P2">--Aside-- I've been through several patents in this area and I'm not sure how to cite them or even if they are good sources for this area of my paper.</text:p>
      <text:p text:style-name="P4"><text:span text:style-name="T9">Cloud Computing</text:span></text:p>
      <text:p text:style-name="P4"><text:span text:style-name="T8">Description and Relevance</text:span></text:p>
      <text:p text:style-name="P2">Cloud Computing is a relatively new trend in computing services that capitulates on old computing theories that have finally had hardware and software catch up to them. <text:s/>As a definition, Cloud Computing is the use of outsourced hardware for doing your computing via the Internet. <text:s/>Combined with broadband Internet access, Cloud Computing has become one of the largest revolutions in computer history, transforming the way people think about their computers and how they should be used. <text:s/>Principally, application suites such as the offerings from Google have modified the thought that having control over the software you use day to day is a necessity. <text:s/>Whereas the original shift from faith in a centralized system to belief that personal control was better came from the inherent flaws in the software being produced and the hardware being designed, today's world sees software reaching a very mature state and Internet connections finally being up to speed enough to provide near desktop-like experiences. <text:s/>The off loading of the need for computing power to something over the Internet could signal extreme changes in the design of mobile computers.</text:p>
      <text:p text:style-name="P4"><text:span text:style-name="T8">Development</text:span></text:p>
      <text:p text:style-name="P2">Cloud Computing has its roots in the Time-Sharing Computer Utility model that tried to take flight in the 1960s. <text:s/>However, many of the problems encountered then have been solved (massive concurrent access, interface issues, Internet (Broadband) access, etc.). <text:s/>Amazon is widely considered to be the progenitor of Cloud Computing in its modern form. <text:s/>They expressly take the utility approach to computing in the Cloud. <text:s/>The development of the service was organic in that the company needed a very high-powered computer system in order to deal with its burgeoning success in the online sales industry. <text:s/>Once it had developed the system it needed, the company's founder Jeff Bezos realized that the potential was there to open the system up in a metered way to the rest of the world. <text:s/>This was done both for monetary purposes (as the computing utility business model is quite lucrative) and because it was a practical way for getting more information into Amazon's systems.</text:p>
      <text:p text:style-name="P4"><text:span text:style-name="T8">Application</text:span></text:p>
      <text:p text:style-name="P2">Today, Amazon and many others such as Yahoo [citation], Google [citation], and Microsoft [citation] are beginning to offer Cloud Computers under various guises. <text:s/>Google, for instance, offers many software services for free (such as a Mail Client, a Document editor, and a Spread Sheet editor) while they insert their ad service into them [citation]. <text:s/>Beyond just the cloud as a computer, there is a whole new breed of software termed Software as a Service (Saas) which offers no install, enterprise grade, software services delivered via the cloud. <text:s/>While this is not necessarily 'traditional' cloud computing, it does offload the hardware and software requirements for computer solutions to a central server and off of your local hardware installatio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eorgia" svg:font-family="Georgia"/>
    <style:font-face style:name="Georgia Bold Italic" svg:font-family="'Georgia Bold Italic'"/>
    <style:font-face style:name="Tahoma1" svg:font-family="Tahoma"/>
    <style:font-face style:name="Times New Roman" svg:font-family="'Times New Roman'" style:font-family-generic="roman" style:font-pitch="variable"/>
    <style:font-face style:name="Arial"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Georgia Bold Italic" fo:font-size="15pt" style:font-name-asian="MS Mincho" style:font-size-asian="14pt" style:font-name-complex="Tahoma" style:font-size-complex="14pt"/>
    </style:style>
    <style:style style:name="List" style:family="paragraph" style:parent-style-name="Text_20_body" style:class="list">
      <style:text-properties style:font-name="Georgia"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Georgia"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Georgia" style:font-size-asian="12pt"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Tim Visher</meta:initial-creator>
    <meta:creation-date>2008-11-11T00:32:25</meta:creation-date>
    <dc:creator>Tim Visher</dc:creator>
    <dc:date>2008-11-11T01:04:43</dc:date>
    <dc:language>en-US</dc:language>
    <meta:editing-cycles>4</meta:editing-cycles>
    <meta:editing-duration>PT16M56S</meta:editing-duration>
    <meta:user-defined meta:name="Info 1"/>
    <meta:user-defined meta:name="Info 2"/>
    <meta:user-defined meta:name="Info 3"/>
    <meta:user-defined meta:name="Info 4"/>
    <meta:document-statistic meta:table-count="0" meta:image-count="0" meta:object-count="0" meta:page-count="6" meta:paragraph-count="33" meta:word-count="1918" meta:character-count="11759"/>
  </office:meta>
</office:document-meta>
</file>